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37H32M21.045051S" calcext:value-type="time">
            <text:p>1837:3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4H04M07.707S" calcext:value-type="time">
            <text:p>04:04</text:p>
          </table:table-cell>
          <table:table-cell table:style-name="ce3"/>
          <table:table-cell office:value-type="string" calcext:value-type="string">
            <text:p>Dash improvements, invincibility &amp; room dynamic cleanup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12H27M09.185S" calcext:value-type="time">
            <text:p>1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08:18:49.5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2T11:53:31.456000000</dc:date>
    <meta:editing-duration>P82DT13H22M27S</meta:editing-duration>
    <meta:editing-cycles>2179</meta:editing-cycles>
    <meta:generator>LibreOffice/7.2.6.2$Windows_X86_64 LibreOffice_project/b0ec3a565991f7569a5a7f5d24fed7f52653d754</meta:generator>
    <dc:creator>Benjamin Laws</dc:creator>
    <meta:document-statistic meta:table-count="2" meta:cell-count="2693" meta:object-count="0"/>
  </office:meta>
</office:document-meta>
</file>